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6cm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1f05b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1f05b5" officeooo:paragraph-rsid="001f05b5" style:text-blinking="false" style:font-name-asian="Droid Sans Fallback" style:font-size-asian="10pt" style:font-weight-asian="normal" style:font-name-complex="FreeSans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1f05b5" officeooo:paragraph-rsid="001f05b5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f05b5"/>
    </style:style>
    <style:style style:name="P5" style:family="paragraph" style:parent-style-name="Standard">
      <style:text-properties fo:font-size="10pt" officeooo:paragraph-rsid="001f05b5" style:font-size-asian="10pt" style:font-size-complex="10pt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f05b5" style:font-size-asian="16pt" style:font-size-complex="16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f05b5" style:font-size-asian="16pt" style:font-size-complex="16pt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f05b5" style:font-size-asian="16pt" style:font-weight-asian="normal" style:font-size-complex="16pt" style:font-weight-complex="normal"/>
    </style:style>
    <style:style style:name="P11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f05b5"/>
    </style:style>
    <style:style style:name="P15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1f05b5" style:font-name-asian="Droid Sans Fallback" style:font-size-asian="10pt" style:font-name-complex="FreeSans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" fo:font-size="10pt" officeooo:paragraph-rsid="001f05b5" style:font-name-asian="Droid Sans Fallback" style:font-size-asian="10pt" style:font-name-complex="FreeSans" style:font-size-complex="10pt"/>
    </style:style>
    <style:style style:name="P18" style:family="paragraph" style:parent-style-name="Standard">
      <style:paragraph-properties fo:text-align="justify" style:justify-single-word="false"/>
      <style:text-properties officeooo:paragraph-rsid="00209e73"/>
    </style:style>
    <style:style style:name="P19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f05b5" style:font-size-asian="10pt"/>
    </style:style>
    <style:style style:name="P20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f05b5"/>
    </style:style>
    <style:style style:name="P21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f05b5"/>
    </style:style>
    <style:style style:name="P22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f05b5"/>
    </style:style>
    <style:style style:name="P23" style:family="paragraph" style:parent-style-name="Heading_20_2">
      <style:paragraph-properties fo:text-align="justify" style:justify-single-word="false"/>
      <style:text-properties officeooo:paragraph-rsid="001f05b5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f05b5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f05b5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font-variant="normal" fo:text-transform="none" fo:color="#353833" style:font-name="Arial" fo:letter-spacing="normal" fo:font-style="normal"/>
    </style:style>
    <style:style style:name="T7" style:family="text">
      <style:text-properties fo:font-variant="normal" fo:text-transform="none" fo:color="#353833" style:font-name="Arial" fo:letter-spacing="normal" fo:font-style="normal" officeooo:rsid="001202ec"/>
    </style:style>
    <style:style style:name="T8" style:family="text">
      <style:text-properties fo:font-variant="normal" fo:text-transform="none" fo:color="#353833" style:font-name="Arial" fo:letter-spacing="normal" fo:font-style="normal" officeooo:rsid="0017d995"/>
    </style:style>
    <style:style style:name="T9" style:family="text">
      <style:text-properties fo:font-variant="normal" fo:text-transform="none" fo:color="#353833" style:font-name="Arial" fo:letter-spacing="normal" fo:font-style="normal" officeooo:rsid="000c71d3"/>
    </style:style>
    <style:style style:name="T10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f2745" style:text-blinking="false"/>
    </style:style>
    <style:style style:name="T13" style:family="text">
      <style:text-properties fo:font-variant="normal" fo:text-transform="none" fo:color="#353833" style:text-line-through-style="none" style:text-line-through-type="none" fo:font-size="10pt" fo:letter-spacing="normal" fo:font-style="normal" style:text-underline-style="none" fo:font-weight="normal" style:text-blinking="false" style:font-size-asian="10pt" style:font-size-complex="10pt"/>
    </style:style>
    <style:style style:name="T14" style:family="text">
      <style:text-properties fo:font-variant="normal" fo:text-transform="none" fo:color="#353833" style:text-line-through-style="none" style:text-line-through-type="none" fo:font-size="10pt" fo:letter-spacing="normal" fo:font-style="normal" style:text-underline-style="none" fo:font-weight="normal" officeooo:rsid="00209e73" style:text-blinking="false" style:font-size-asian="10pt" style:font-size-complex="10pt"/>
    </style:style>
    <style:style style:name="T15" style:family="text">
      <style:text-properties fo:font-variant="normal" fo:text-transform="none" fo:color="#353833" style:font-name="Ubuntu Medium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353833" style:font-name="Ubuntu Medium" fo:font-size="10pt" fo:letter-spacing="normal" fo:font-style="normal" fo:font-weight="normal" officeooo:rsid="001b3c2c" style:font-size-asian="10pt" style:font-size-complex="10pt"/>
    </style:style>
    <style:style style:name="T17" style:family="text">
      <style:text-properties fo:font-variant="normal" fo:text-transform="none" fo:color="#353833" style:font-name="Ubuntu Medium" fo:font-size="10pt" fo:letter-spacing="normal" fo:font-style="normal" fo:font-weight="normal" officeooo:rsid="001f2745" style:font-size-asian="10pt" style:font-size-complex="10pt"/>
    </style:style>
    <style:style style:name="T18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0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f05b5" style:text-blinking="false" style:font-size-asian="10pt" style:font-size-complex="10pt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ff" style:font-name="Monospace" fo:font-size="10pt" style:font-size-asian="10pt"/>
    </style:style>
    <style:style style:name="T23" style:family="text">
      <style:text-properties fo:color="#0000ff" style:font-name="Monospace" fo:font-size="10pt" officeooo:rsid="001f05b5" style:font-size-asian="10pt"/>
    </style:style>
    <style:style style:name="T24" style:family="text">
      <style:text-properties fo:color="#4c6b87" style:text-line-through-style="none" style:text-line-through-type="none" fo:font-size="10pt" style:text-underline-style="none" fo:font-weight="bold" style:text-blinking="false" style:font-size-asian="10pt" style:font-size-complex="10pt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<text:span text:style-name="T1">Class </text:span><text:span text:style-name="T2">DescribeVolumesResult</text:span></text:h>
      <text:p text:style-name="P11"/>
      <text:p text:style-name="P6"><text:span text:style-name="T5">public</text:span><text:span text:style-name="T3"> </text:span><text:span text:style-name="T5">class</text:span><text:span text:style-name="T3"> </text:span><text:span text:style-name="T4">DescribeVolumesResult</text:span><text:span text:style-name="T3"> </text:span><text:span text:style-name="T5">extends</text:span><text:span text:style-name="T3"> JCSResult </text:span><text:span text:style-name="T5">implements</text:span><text:span text:style-name="T3"> Serializable, Cloneable</text:span></text:p>
      <text:p text:style-name="P6"/>
      <text:p text:style-name="P8">Field Summary</text:p>
      <text:list xml:id="list3225865586930482625" text:style-name="L1">
        <text:list-item>
          <text:p text:style-name="P22"><text:span text:style-name="T6">Fields inherited from </text:span><text:span text:style-name="T7">JCS</text:span><text:span text:style-name="T8">Re</text:span><text:span text:style-name="T9">sult</text:span></text:p>
          <text:list>
            <text:list-item>
              <text:list>
                <text:list-header>
                  <text:p text:style-name="P22"><text:span text:style-name="T3">String </text:span><text:span text:style-name="T21">requestId</text:span><text:span text:style-name="T3">;</text:span></text:p>
                  <text:p text:style-name="P22"><text:span text:style-name="T3">String </text:span><text:span text:style-name="T21">xml</text:span><text:span text:style-name="T3">;</text:span></text:p>
                  <text:p text:style-name="P19"/>
                </text:list-header>
              </text:list>
            </text:list-item>
          </text:list>
        </text:list-item>
        <text:list-item>
          <text:p text:style-name="P22"><text:span text:style-name="T11">Fields in </text:span><text:span text:style-name="T12">DescribeVolumesResult</text:span></text:p>
        </text:list-item>
      </text:list>
      <text:p text:style-name="P7"><text:tab/><text:tab/><text:span text:style-name="T5">private</text:span><text:span text:style-name="T3"> List&lt;Volume&gt; </text:span><text:span text:style-name="T21">volumes</text:span><text:span text:style-name="T3">;</text:span></text:p>
      <text:p text:style-name="P7"><text:span text:style-name="T3"><text:tab/><text:tab/></text:span><text:span text:style-name="T5">private</text:span><text:span text:style-name="T3"> String </text:span><text:span text:style-name="T21">nextToken</text:span><text:span text:style-name="T3">;</text:span></text:p>
      <text:p text:style-name="P7"/>
      <text:p text:style-name="P9">Constructor Summary</text:p>
      <text:list xml:id="list1156684813393983678" text:style-name="L2">
        <text:list-item>
          <text:p text:style-name="P20"><text:span text:style-name="T23">DescribeVolumesResult</text:span><text:span text:style-name="T22">()</text:span></text:p>
          <text:list>
            <text:list-header>
              <text:p text:style-name="P20"><text:span text:style-name="T15">Default constructor for </text:span><text:span text:style-name="T17">DescribeVolumesResult</text:span><text:span text:style-name="T15"> objec</text:span><text:span text:style-name="T16">t</text:span><text:span text:style-name="T15">.</text:span></text:p>
              <text:p text:style-name="P21"/>
            </text:list-header>
          </text:list>
        </text:list-item>
      </text:list>
      <text:p text:style-name="P10">Method Summa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Modifier and Type</text:p>
          </table:table-cell>
          <table:table-cell table:style-name="Table1.B1" office:value-type="string">
            <text:p text:style-name="P16">Method and Description</text:p>
          </table:table-cell>
        </table:table-row>
        <table:table-row>
          <table:table-cell table:style-name="Table1.A2" office:value-type="string">
            <text:p text:style-name="P2">String</text:p>
            <text:p text:style-name="P5"/>
          </table:table-cell>
          <table:table-cell table:style-name="Table1.B2" office:value-type="string">
            <text:p text:style-name="P1"><text:a xlink:type="simple" xlink:href="http://docs.aws.amazon.com/AWSJavaSDK/latest/javadoc/com/amazonaws/services/ec2/model/DescribeVolumesResult.html#getNextToken--"><text:span text:style-name="Source_20_Text"><text:span text:style-name="T24">getNextToken</text:span></text:span></text:a><text:span text:style-name="Source_20_Text"><text:span text:style-name="T25">()</text:span></text:span></text:p>
            <text:p text:style-name="P13"><text:span text:style-name="T10">The </text:span><text:span text:style-name="Source_20_Text"><text:span text:style-name="T10">NextToken </text:span></text:span><text:span text:style-name="T10">value to include in a future </text:span><text:span text:style-name="Source_20_Text"><text:span text:style-name="T10">DescribeVolumes </text:span></text:span><text:span text:style-name="T10">request.</text:span></text:p>
          </table:table-cell>
        </table:table-row>
        <table:table-row>
          <table:table-cell table:style-name="Table1.A2" office:value-type="string">
            <text:p text:style-name="P3">List&lt;Volume&gt;</text:p>
            <text:p text:style-name="P17"/>
          </table:table-cell>
          <table:table-cell table:style-name="Table1.B2" office:value-type="string">
            <text:p text:style-name="P14"><text:a xlink:type="simple" xlink:href="http://docs.aws.amazon.com/AWSJavaSDK/latest/javadoc/com/amazonaws/services/ec2/model/DescribeVolumesResult.html#getVolumes--"><text:span text:style-name="Source_20_Text"><text:span text:style-name="T19">getVolumes</text:span></text:span></text:a><text:span text:style-name="Source_20_Text"><text:span text:style-name="T18">()</text:span></text:span></text:p>
            <text:p text:style-name="P15">Information about the volumes.</text:p>
          </table:table-cell>
        </table:table-row>
        <table:table-row>
          <table:table-cell table:style-name="Table1.A2" office:value-type="string">
            <text:p text:style-name="P3">void</text:p>
            <text:p text:style-name="P17"/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DescribeVolumesResult.html#setNextToken-java.lang.String-"><text:span text:style-name="Source_20_Text"><text:span text:style-name="T19">setNextToken</text:span></text:span></text:a><text:span text:style-name="Source_20_Text"><text:span text:style-name="T18">(</text:span></text:span><text:span text:style-name="Source_20_Text"><text:span text:style-name="T19">String </text:span></text:span><text:span text:style-name="Source_20_Text"><text:span text:style-name="T18">nextToken)</text:span></text:span></text:p>
            <text:p text:style-name="P12"><text:span text:style-name="T25">The </text:span><text:span text:style-name="Source_20_Text"><text:span text:style-name="T25">NextToken </text:span></text:span><text:span text:style-name="T25">value to include in a future </text:span><text:span text:style-name="Source_20_Text"><text:span text:style-name="T25">DescribeVolumes </text:span></text:span><text:span text:style-name="T25">request.</text:span></text:p>
          </table:table-cell>
        </table:table-row>
        <table:table-row>
          <table:table-cell table:style-name="Table1.A2" office:value-type="string">
            <text:p text:style-name="P3">void</text:p>
            <text:p text:style-name="P17"/>
          </table:table-cell>
          <table:table-cell table:style-name="Table1.B2" office:value-type="string">
            <text:p text:style-name="P4"><text:span text:style-name="Source_20_Text"><text:span text:style-name="T20">setVolumes</text:span></text:span><text:span text:style-name="Source_20_Text"><text:span text:style-name="T18">(</text:span></text:span><text:a xlink:type="simple" xlink:href="http://docs.oracle.com/javase/6/docs/api/java/util/Collection.html?is-external=true"><text:span text:style-name="Source_20_Text"><text:span text:style-name="T19">Collection</text:span></text:span></text:a><text:span text:style-name="Source_20_Text"><text:span text:style-name="T18">&lt;</text:span></text:span><text:a xlink:type="simple" xlink:href="http://docs.aws.amazon.com/AWSJavaSDK/latest/javadoc/com/amazonaws/services/ec2/model/Volume.html"><text:span text:style-name="Source_20_Text"><text:span text:style-name="T19">Volume</text:span></text:span></text:a><text:span text:style-name="Source_20_Text"><text:span text:style-name="T18">&gt; volumes)</text:span></text:span></text:p>
            <text:p text:style-name="P15">Information about the volumes.</text:p>
          </table:table-cell>
        </table:table-row>
        <table:table-row>
          <table:table-cell table:style-name="Table1.A2" office:value-type="string">
            <text:p text:style-name="P3">String</text:p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DescribeVolumesResult.html#toString--"><text:span text:style-name="Source_20_Text"><text:span text:style-name="T19">toString</text:span></text:span></text:a><text:span text:style-name="Source_20_Text"><text:span text:style-name="T18">()</text:span></text:span></text:p>
            <text:p text:style-name="P15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3">DescribeVolumesResult</text:p>
          </table:table-cell>
          <table:table-cell table:style-name="Table1.B2" office:value-type="string">
            <text:p text:style-name="P18"><text:a xlink:type="simple" xlink:href="http://docs.aws.amazon.com/AWSJavaSDK/latest/javadoc/com/amazonaws/services/ec2/model/DescribeVolumesResult.html#withNextToken-java.lang.String-"><text:span text:style-name="Source_20_Text"><text:span text:style-name="T24">withNextToken</text:span></text:span></text:a><text:span text:style-name="Source_20_Text"><text:span text:style-name="T25">(</text:span></text:span><text:span text:style-name="Source_20_Text"><text:span text:style-name="T24">String </text:span></text:span><text:span text:style-name="Source_20_Text"><text:span text:style-name="T14">nextToken</text:span></text:span><text:span text:style-name="Source_20_Text"><text:span text:style-name="T25">)</text:span></text:span></text:p>
            <text:p text:style-name="P12"><text:span text:style-name="T25">The </text:span><text:span text:style-name="Source_20_Text"><text:span text:style-name="T25">NextToken </text:span></text:span><text:span text:style-name="T25">value to include in a future </text:span><text:span text:style-name="Source_20_Text"><text:span text:style-name="T25">DescribeVolumes </text:span></text:span><text:span text:style-name="T25">request.</text:span></text:p>
          </table:table-cell>
        </table:table-row>
        <table:table-row table:style-name="Table1.8">
          <table:table-cell table:style-name="Table1.A2" office:value-type="string">
            <text:p text:style-name="P3">DescribeVolumesResult</text:p>
          </table:table-cell>
          <table:table-cell table:style-name="Table1.B2" office:value-type="string">
            <text:p text:style-name="P4"><text:span text:style-name="Source_20_Text"><text:span text:style-name="T20">withVolumes</text:span></text:span><text:span text:style-name="Source_20_Text"><text:span text:style-name="T18">(</text:span></text:span><text:a xlink:type="simple" xlink:href="http://docs.oracle.com/javase/6/docs/api/java/util/Collection.html?is-external=true"><text:span text:style-name="Source_20_Text"><text:span text:style-name="T19">Collection</text:span></text:span></text:a><text:span text:style-name="Source_20_Text"><text:span text:style-name="T18">&lt;</text:span></text:span><text:a xlink:type="simple" xlink:href="http://docs.aws.amazon.com/AWSJavaSDK/latest/javadoc/com/amazonaws/services/ec2/model/Volume.html"><text:span text:style-name="Source_20_Text"><text:span text:style-name="T19">Volume</text:span></text:span></text:a><text:span text:style-name="Source_20_Text"><text:span text:style-name="T18">&gt; volumes)</text:span></text:span></text:p>
            <text:p text:style-name="P15">Information about the volumes.</text:p>
          </table:table-cell>
        </table:table-row>
        <table:table-row>
          <table:table-cell table:style-name="Table1.A2" office:value-type="string">
            <text:p text:style-name="P3">DescribeVolumesResult</text:p>
          </table:table-cell>
          <table:table-cell table:style-name="Table1.B2" office:value-type="string">
            <text:p text:style-name="P4"><text:span text:style-name="Source_20_Text"><text:span text:style-name="T20">withVolumes</text:span></text:span><text:span text:style-name="Source_20_Text"><text:span text:style-name="T18">(</text:span></text:span><text:a xlink:type="simple" xlink:href="http://docs.aws.amazon.com/AWSJavaSDK/latest/javadoc/com/amazonaws/services/ec2/model/Volume.html"><text:span text:style-name="Source_20_Text"><text:span text:style-name="T19">Volume</text:span></text:span></text:a><text:span text:style-name="Source_20_Text"><text:span text:style-name="T18">... volumes)</text:span></text:span></text:p>
            <text:p text:style-name="P15">Information about the volume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50:57.867753311</meta:creation-date>
    <dc:date>2016-07-11T12:07:29.655023248</dc:date>
    <meta:editing-duration>P0D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41" meta:word-count="132" meta:character-count="1132" meta:non-whitespace-character-count="1043"/>
  </office:meta>
</office:document-meta>
</file>